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wrap-option="wrap" style:vertical-align="automatic"/>
    </style:style>
    <style:style style:name="ce28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2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7" table:number-columns-repeated="2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8" table:number-columns-repeated="2"/>
          <table:table-cell table:style-name="ce27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3" office:value-type="string">
            <text:p>BF</text:p>
          </table:table-cell>
          <table:table-cell table:style-name="ce28"/>
          <table:table-cell table:style-name="ce17" table:number-columns-repeated="2"/>
          <table:table-cell table:style-name="ce22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9"/>
          <table:table-cell table:style-name="ce32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19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6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1">
            <text:p>01.03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3-02">
            <text:p>02.03.12</text:p>
          </table:table-cell>
          <table:table-cell table:style-name="ce14" office:value-type="time" office:time-value="PT19H00M00S">
            <text:p>19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 table:number-rows-repeated="25">
          <table:table-cell/>
          <table:table-cell table:style-name="ce10" table:number-columns-repeated="3"/>
          <table:table-cell table:style-name="ce21" table:number-columns-repeated="2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otal=</text:p>
          </table:table-cell>
          <table:table-cell table:formula="of:=SUM([.D4:.D65])" office:value-type="float" office:value="171">
            <text:p>171</text:p>
          </table:table-cell>
          <table:table-cell table:number-columns-repeated="1020"/>
        </table:table-row>
        <table:table-row table:style-name="ro4" table:number-rows-repeated="65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2.03.2012</text:date>, <text:time>21:03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3-02T21:03:57.07</dc:date>
    <meta:print-date>1969-12-31T16:00:00Z</meta:print-date>
    <meta:editing-cycles>56</meta:editing-cycles>
    <meta:editing-duration>PT00H27M59S</meta:editing-duration>
    <meta:document-statistic meta:table-count="3" meta:cell-count="173" meta:object-count="0"/>
  </office:meta>
</office:document-meta>
</file>